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0102in"/>
      <style:text-properties fo:font-size="10pt" officeooo:paragraph-rsid="000e097b" style:font-size-asian="10pt" style:font-size-complex="10pt"/>
    </style:style>
    <style:style style:name="P2" style:family="paragraph" style:parent-style-name="Standard">
      <style:paragraph-properties fo:line-height="0.0016in"/>
      <style:text-properties fo:font-size="10pt" officeooo:paragraph-rsid="000e097b" style:font-size-asian="10pt" style:font-size-complex="10pt"/>
    </style:style>
    <style:style style:name="P3" style:family="paragraph" style:parent-style-name="Standard">
      <style:paragraph-properties fo:line-height="0.0201in"/>
      <style:text-properties style:font-name="Symbol" fo:font-size="12pt" officeooo:paragraph-rsid="000e097b" style:font-name-asian="Symbol1" style:font-size-asian="12pt" style:font-name-complex="Symbol1" style:font-size-complex="12pt"/>
    </style:style>
    <style:style style:name="P4" style:family="paragraph" style:parent-style-name="Standard">
      <style:paragraph-properties fo:line-height="0.002in"/>
      <style:text-properties style:font-name="Symbol" fo:font-size="12pt" officeooo:paragraph-rsid="000e097b" style:font-name-asian="Symbol1" style:font-size-asian="12pt" style:font-name-complex="Symbol1" style:font-size-complex="12pt"/>
    </style:style>
    <style:style style:name="P5" style:family="paragraph" style:parent-style-name="Standard">
      <style:paragraph-properties fo:line-height="0.0236in"/>
      <style:text-properties style:font-name="Symbol" fo:font-size="12pt" officeooo:paragraph-rsid="000e097b" style:font-name-asian="Symbol1" style:font-size-asian="12pt" style:font-name-complex="Symbol1" style:font-size-complex="12pt"/>
    </style:style>
    <style:style style:name="P6" style:family="paragraph" style:parent-style-name="Standard">
      <style:paragraph-properties fo:line-height="0.022in"/>
      <style:text-properties style:font-name="Symbol" fo:font-size="12pt" officeooo:paragraph-rsid="000e097b" style:font-name-asian="Symbol1" style:font-size-asian="12pt" style:font-name-complex="Symbol1" style:font-size-complex="12pt"/>
    </style:style>
    <style:style style:name="P7" style:family="paragraph" style:parent-style-name="Standard">
      <style:paragraph-properties fo:line-height="0.0008in"/>
      <style:text-properties style:font-name="Symbol" fo:font-size="12pt" officeooo:paragraph-rsid="000e097b" style:font-name-asian="Symbol1" style:font-size-asian="12pt" style:font-name-complex="Symbol1" style:font-size-complex="12pt"/>
    </style:style>
    <style:style style:name="P8" style:family="paragraph" style:parent-style-name="Standard">
      <style:paragraph-properties fo:margin-left="0.0992in" fo:margin-right="0in" fo:line-height="99%" fo:text-align="justify" style:justify-single-word="false" fo:text-indent="0.4917in" style:auto-text-indent="false"/>
      <style:text-properties fo:language="ru" fo:country="RU" officeooo:paragraph-rsid="0008ba7d"/>
    </style:style>
    <style:style style:name="P9" style:family="paragraph" style:parent-style-name="Standard">
      <style:paragraph-properties fo:margin-left="0.002in" fo:margin-right="0in" fo:line-height="99%" fo:text-align="justify" style:justify-single-word="false" fo:text-indent="0in" style:auto-text-indent="false">
        <style:tab-stops>
          <style:tab-stop style:position="0.2957in"/>
        </style:tab-stops>
      </style:paragraph-properties>
      <style:text-properties fo:language="ru" fo:country="RU" officeooo:paragraph-rsid="000e097b"/>
    </style:style>
    <style:style style:name="P10" style:family="paragraph" style:parent-style-name="Standard">
      <style:paragraph-properties fo:margin-left="0.002in" fo:margin-right="0in" fo:text-indent="0in" style:auto-text-indent="false">
        <style:tab-stops>
          <style:tab-stop style:position="0.2957in"/>
        </style:tab-stops>
      </style:paragraph-properties>
      <style:text-properties officeooo:paragraph-rsid="000e097b"/>
    </style:style>
    <style:style style:name="P11" style:family="paragraph" style:parent-style-name="Standard" style:list-style-name="WWNum6">
      <style:paragraph-properties fo:margin-left="0.6272in" fo:margin-right="0in" fo:text-indent="-0.2535in" style:auto-text-indent="false">
        <style:tab-stops>
          <style:tab-stop style:position="0.6272in"/>
        </style:tab-stops>
      </style:paragraph-properties>
      <style:text-properties officeooo:paragraph-rsid="000e097b"/>
    </style:style>
    <style:style style:name="P12" style:family="paragraph" style:parent-style-name="Standard" style:list-style-name="WWNum6">
      <style:paragraph-properties fo:margin-left="0.6272in" fo:margin-right="0in" fo:line-height="97%" fo:text-align="justify" style:justify-single-word="false" fo:text-indent="-0.2535in" style:auto-text-indent="false">
        <style:tab-stops>
          <style:tab-stop style:position="0.6272in"/>
        </style:tab-stops>
      </style:paragraph-properties>
      <style:text-properties officeooo:paragraph-rsid="000e097b"/>
    </style:style>
    <style:style style:name="P13" style:family="paragraph" style:parent-style-name="Standard" style:list-style-name="WWNum6">
      <style:paragraph-properties fo:margin-left="0.6272in" fo:margin-right="0in" fo:line-height="95%" fo:text-align="justify" style:justify-single-word="false" fo:text-indent="-0.2535in" style:auto-text-indent="false">
        <style:tab-stops>
          <style:tab-stop style:position="0.6272in"/>
        </style:tab-stops>
      </style:paragraph-properties>
      <style:text-properties officeooo:paragraph-rsid="000e097b"/>
    </style:style>
    <style:style style:name="P14" style:family="paragraph" style:parent-style-name="Standard" style:list-style-name="WWNum6">
      <style:paragraph-properties fo:margin-left="0.6272in" fo:margin-right="0in" fo:line-height="94%" fo:text-indent="-0.2535in" style:auto-text-indent="false">
        <style:tab-stops>
          <style:tab-stop style:position="0.6272in"/>
        </style:tab-stops>
      </style:paragraph-properties>
      <style:text-properties officeooo:paragraph-rsid="000e097b"/>
    </style:style>
    <style:style style:name="P15" style:family="paragraph" style:parent-style-name="Standard" style:list-style-name="WWNum6">
      <style:paragraph-properties fo:margin-left="0.6272in" fo:margin-right="0in" fo:line-height="99%" fo:text-indent="-0.2535in" style:auto-text-indent="false">
        <style:tab-stops>
          <style:tab-stop style:position="0.6272in"/>
        </style:tab-stops>
      </style:paragraph-properties>
      <style:text-properties officeooo:paragraph-rsid="000e097b"/>
    </style:style>
    <style:style style:name="P16" style:family="paragraph" style:parent-style-name="Standard" style:list-style-name="WWNum6">
      <style:paragraph-properties fo:margin-left="0.6272in" fo:margin-right="0.0138in" fo:line-height="94%" fo:text-indent="-0.2535in" style:auto-text-indent="false">
        <style:tab-stops>
          <style:tab-stop style:position="0.6272in"/>
        </style:tab-stops>
      </style:paragraph-properties>
      <style:text-properties officeooo:paragraph-rsid="000e097b"/>
    </style:style>
    <style:style style:name="P17" style:family="paragraph" style:parent-style-name="Standard" style:list-style-name="WWNum6">
      <style:paragraph-properties fo:margin-left="0.5992in" fo:margin-right="0in" fo:line-height="95%" fo:text-align="justify" style:justify-single-word="false" fo:text-indent="-0.2508in" style:auto-text-indent="false">
        <style:tab-stops>
          <style:tab-stop style:position="0.5992in"/>
        </style:tab-stops>
      </style:paragraph-properties>
      <style:text-properties officeooo:paragraph-rsid="000e097b"/>
    </style:style>
    <style:style style:name="P18" style:family="paragraph" style:parent-style-name="Standard">
      <style:paragraph-properties fo:margin-left="0in" fo:margin-right="0in" fo:line-height="98%" fo:text-align="justify" style:justify-single-word="false" fo:text-indent="0in" style:auto-text-indent="false"/>
      <style:text-properties fo:font-size="10pt" fo:language="ru" fo:country="RU" officeooo:paragraph-rsid="000e097b" style:font-size-asian="10pt" style:font-size-complex="10pt"/>
    </style:style>
    <style:style style:name="T1" style:family="text">
      <style:text-properties fo:font-size="12pt" fo:font-style="italic" style:font-name-asian="Times New Roman" style:font-size-asian="12pt" style:font-style-asian="italic" style:font-size-complex="12pt" style:font-style-complex="italic"/>
    </style:style>
    <style:style style:name="T2" style:family="text">
      <style:text-properties fo:font-size="12pt" style:font-name-asian="Times New Roman" style:font-size-asian="12pt" style:font-size-complex="12pt"/>
    </style:style>
    <style:style style:name="T3" style:family="text">
      <style:text-properties fo:font-size="12pt" fo:language="ru" fo:country="RU" style:font-name-asian="Times New Roman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name-asian="Times New Roman" style:font-size-asian="10pt" style:font-size-complex="10pt"/>
    </style:style>
    <style:style style:name="T6" style:family="text">
      <style:text-properties fo:font-size="11.5pt" style:font-name-asian="Times New Roman" style:font-size-asian="11.5pt" style:font-size-complex="11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Курсовой проект – </text:span><text:span text:style-name="T2">разработка прикладной проблемы,</text:span><text:span text:style-name="T1"> </text:span><text:span text:style-name="T2">в результате чего</text:span><text:span text:style-name="T1"> </text:span><text:span text:style-name="T2">создается некоторая программная система или программно-аппаратный комплекс. Как правило, курсовой проект включает: </text:span></text:p>
      <text:p text:style-name="P8"><text:span text:style-name="T2">обоснование значимости прикладной проблемы; </text:span></text:p>
      <text:p text:style-name="P8"><text:span text:style-name="T2">обзор и сравнительный анализ существующих решений; </text:span></text:p>
      <text:p text:style-name="P8"><text:span text:style-name="T2">подробное формализованное описание предлагаемого решения (общая архитектура, структура классов и их интерфейсы, объёмные характеристики и т. д.); </text:span></text:p>
      <text:p text:style-name="P8"><text:span text:style-name="T2">описание системы или технологии с точки зрения пользователя: </text:span></text:p>
      <text:p text:style-name="P8"><text:span text:style-name="T2">обоснование оптимальности выбранных решений, в том числе на основе анализа эксперимента; </text:span></text:p>
      <text:p text:style-name="P8"><text:span text:style-name="T2">сравнение предлагаемой системы или технологии с известными аналогами по функциональности, эффективности и удобству использования; </text:span></text:p>
      <text:p text:style-name="P8"><text:span text:style-name="T2">демонстрацию системы и документацию к ней и др.</text:span></text:p>
      <text:p text:style-name="P8"><text:span text:style-name="T2"/></text:p>
      <text:p text:style-name="P10"><text:span text:style-name="T6">Рекомендуется следующая структура Отчета по КР:</text:span></text:p>
      <text:list xml:id="list2662181598" text:style-name="WWNum6">
        <text:list-item>
          <text:list>
            <text:list-item>
              <text:p text:style-name="P11"><text:span text:style-name="T2">Титульный лист (Приложение 4);</text:span></text:p>
            </text:list-item>
          </text:list>
        </text:list-item>
      </text:list>
      <text:p text:style-name="P3"/>
      <text:list xml:id="list143323378728826" text:continue-numbering="true" text:style-name="WWNum6">
        <text:list-item>
          <text:list>
            <text:list-item>
              <text:p text:style-name="P12"><text:span text:style-name="T2">Реферат (0,5-1,0 страницы). Краткое описание объекта исследования, цель работы, метод или методологию проведения работы, результаты работы, апробация работы (публикации, выступления на конференциях, тезисы докладов, Свидетельства о регистрации программ и т.п.); перечень ключевых слов;</text:span></text:p>
            </text:list-item>
          </text:list>
        </text:list-item>
      </text:list>
      <text:p text:style-name="P4"/>
      <text:list xml:id="list143323678691825" text:continue-numbering="true" text:style-name="WWNum6">
        <text:list-item>
          <text:list>
            <text:list-item>
              <text:p text:style-name="P11"><text:span text:style-name="T2">Содержание;</text:span></text:p>
            </text:list-item>
          </text:list>
        </text:list-item>
      </text:list>
      <text:p text:style-name="P3"/>
      <text:list xml:id="list143321652613542" text:continue-numbering="true" text:style-name="WWNum6">
        <text:list-item>
          <text:list>
            <text:list-item>
              <text:p text:style-name="P13"><text:span text:style-name="T2">Введение (до 5 страниц). В нем характеризуются актуальность, цели и задачи работы, предмет и методы исследования, новизна и достоверность полученных результатов, их теоретическая значимость и практическая ценность);</text:span></text:p>
            </text:list-item>
          </text:list>
        </text:list-item>
      </text:list>
      <text:p text:style-name="P5"/>
      <text:list xml:id="list143321874462385" text:continue-numbering="true" text:style-name="WWNum6">
        <text:list-item>
          <text:list>
            <text:list-item>
              <text:p text:style-name="P14"><text:span text:style-name="T2">Обзор и анализ источников (выбор методов, алгоритмов, моделей для решения поставленных задач);</text:span></text:p>
            </text:list-item>
          </text:list>
        </text:list-item>
      </text:list>
      <text:p text:style-name="P6"/>
      <text:list xml:id="list143321899353133" text:continue-numbering="true" text:style-name="WWNum6">
        <text:list-item>
          <text:list>
            <text:list-item>
              <text:p text:style-name="P14"><text:span text:style-name="T2">Теоретическая часть (описание выбранных или предлагаемых методов, алгоритмов, моделей, методик т.д.);</text:span></text:p>
            </text:list-item>
          </text:list>
        </text:list-item>
      </text:list>
      <text:p text:style-name="P6"/>
      <text:list xml:id="list143323582190639" text:continue-numbering="true" text:style-name="WWNum6">
        <text:list-item>
          <text:list>
            <text:list-item>
              <text:p text:style-name="P16"><text:span text:style-name="T2">Опционально (может не применяться в случае чисто теоретической работы): описание эксперимента, анализ и оценка полученных результатов;</text:span></text:p>
            </text:list-item>
          </text:list>
        </text:list-item>
      </text:list>
      <text:p text:style-name="P7"/>
      <text:list xml:id="list143323218026210" text:continue-numbering="true" text:style-name="WWNum6">
        <text:list-item>
          <text:list>
            <text:list-item>
              <text:p text:style-name="P11"><text:span text:style-name="T2">Заключение и перспективы дальнейших исследований по данной тематике;</text:span></text:p>
            </text:list-item>
            <text:list-item>
              <text:p text:style-name="P15"><text:span text:style-name="T2">Список источников;</text:span></text:p>
            </text:list-item>
          </text:list>
        </text:list-item>
      </text:list>
      <text:p text:style-name="P3"/>
      <text:list xml:id="list143322233453544" text:continue-numbering="true" text:style-name="WWNum6">
        <text:list-item>
          <text:p text:style-name="P17"><text:span text:style-name="T2">Приложения (при необходимости). В приложения могут быть вынесены результаты экспериментов (таблицы, графики и проч.), обязательно – код программы.</text:span></text:p>
        </text:list-item>
      </text:list>
      <text:p text:style-name="P1"/>
      <text:p text:style-name="P18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14:23:44.590309207</meta:creation-date>
    <dc:date>2021-06-12T14:32:34.299742395</dc:date>
    <meta:editing-duration>PT8M4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235" meta:character-count="1910" meta:non-whitespace-character-count="1695"/>
  </office:meta>
</office:document-meta>
</file>